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3a761" officeooo:paragraph-rsid="0013a761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8pt" officeooo:rsid="0013a761" officeooo:paragraph-rsid="0013a761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3a761" officeooo:paragraph-rsid="0013a761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1pt" officeooo:rsid="0013a761" officeooo:paragraph-rsid="0013a761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55308d" fo:font-size="18pt" officeooo:rsid="001440f4" officeooo:paragraph-rsid="001440f4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158466" fo:font-size="18pt" officeooo:rsid="001440f4" officeooo:paragraph-rsid="001440f4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5983b0" fo:font-size="18pt" officeooo:rsid="001440f4" officeooo:paragraph-rsid="001440f4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officeooo:paragraph-rsid="0013a761"/>
    </style:style>
    <style:style style:name="P9" style:family="paragraph" style:parent-style-name="Standard">
      <style:paragraph-properties fo:text-align="start" style:justify-single-word="false"/>
      <style:text-properties fo:color="#158466" fo:font-size="18pt" officeooo:rsid="001440f4" officeooo:paragraph-rsid="00147071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color="#55308d" fo:font-size="18pt" officeooo:rsid="0014c38b" officeooo:paragraph-rsid="0014c38b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color="#55308d" fo:font-size="18pt" officeooo:rsid="0016599a" officeooo:paragraph-rsid="0016599a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55308d" fo:font-size="18pt" officeooo:rsid="00191fe4" officeooo:paragraph-rsid="00191fe4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55308d" fo:font-size="40pt" officeooo:rsid="0014c38b" officeooo:paragraph-rsid="0014c38b" style:font-size-asian="40pt" style:font-size-complex="40pt"/>
    </style:style>
    <style:style style:name="P14" style:family="paragraph" style:parent-style-name="Standard">
      <style:paragraph-properties fo:text-align="start" style:justify-single-word="false"/>
      <style:text-properties fo:color="#55308d" fo:font-size="40pt" officeooo:rsid="0016599a" officeooo:paragraph-rsid="0016599a" style:font-size-asian="40pt" style:font-size-complex="40pt"/>
    </style:style>
    <style:style style:name="P15" style:family="paragraph" style:parent-style-name="Standard">
      <style:paragraph-properties fo:text-align="start" style:justify-single-word="false"/>
      <style:text-properties officeooo:paragraph-rsid="0016599a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16599a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188107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182f70" officeooo:paragraph-rsid="00182f70"/>
    </style:style>
    <style:style style:name="P19" style:family="paragraph" style:parent-style-name="Standard">
      <style:paragraph-properties fo:text-align="start" style:justify-single-word="false"/>
      <style:text-properties officeooo:rsid="00182f70" officeooo:paragraph-rsid="00182f70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182f70" officeooo:paragraph-rsid="00182f70"/>
    </style:style>
    <style:style style:name="P21" style:family="paragraph" style:parent-style-name="Standard">
      <style:paragraph-properties fo:text-align="start" style:justify-single-word="false"/>
      <style:text-properties officeooo:rsid="00182f70" officeooo:paragraph-rsid="00188107"/>
    </style:style>
    <style:style style:name="P22" style:family="paragraph" style:parent-style-name="Standard" style:list-style-name="L5">
      <style:paragraph-properties fo:text-align="start" style:justify-single-word="false"/>
      <style:text-properties officeooo:rsid="00188107" officeooo:paragraph-rsid="00188107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191fe4" officeooo:paragraph-rsid="00191fe4"/>
    </style:style>
    <style:style style:name="T1" style:family="text">
      <style:text-properties fo:color="#55308d"/>
    </style:style>
    <style:style style:name="T2" style:family="text">
      <style:text-properties fo:color="#55308d" fo:font-size="18pt" style:font-size-asian="18pt" style:font-size-complex="18pt"/>
    </style:style>
    <style:style style:name="T3" style:family="text">
      <style:text-properties fo:color="#55308d" fo:font-size="18pt" officeooo:rsid="0016599a" style:font-size-asian="18pt" style:font-size-complex="18pt"/>
    </style:style>
    <style:style style:name="T4" style:family="text">
      <style:text-properties fo:color="#55308d" fo:font-size="18pt" officeooo:rsid="00182f70" style:font-size-asian="18pt" style:font-size-complex="18pt"/>
    </style:style>
    <style:style style:name="T5" style:family="text">
      <style:text-properties fo:color="#55308d" fo:font-size="18pt" officeooo:rsid="00191fe4" style:font-size-asian="18pt" style:font-size-complex="18pt"/>
    </style:style>
    <style:style style:name="T6" style:family="text">
      <style:text-properties fo:color="#158466"/>
    </style:style>
    <style:style style:name="T7" style:family="text">
      <style:text-properties fo:color="#5983b0"/>
    </style:style>
    <style:style style:name="T8" style:family="text">
      <style:text-properties officeooo:rsid="00147071"/>
    </style:style>
    <style:style style:name="T9" style:family="text">
      <style:text-properties fo:font-size="44pt" officeooo:rsid="00147071" style:font-size-asian="44pt" style:font-size-complex="44pt"/>
    </style:style>
    <style:style style:name="T10" style:family="text">
      <style:text-properties fo:font-size="44pt" officeooo:rsid="0013a761" style:font-size-asian="44pt" style:font-size-complex="44pt"/>
    </style:style>
    <style:style style:name="T11" style:family="text">
      <style:text-properties officeooo:rsid="0016599a"/>
    </style:style>
    <style:style style:name="T12" style:family="text">
      <style:text-properties officeooo:rsid="00191f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DOSSIER PROJET</text:span><text:span text:style-name="T10"> NSI</text:span></text:p>
      <text:p text:style-name="P1"/>
      <text:p text:style-name="P3">Le reflet d’Oksiana</text:p>
      <text:p text:style-name="P4"><text:span text:style-name="T1">Carla</text:span>,<text:span text:style-name="T6">Naëlle</text:span>,<text:span text:style-name="T7">Mariette</text:span></text:p>
      <text:p text:style-name="P4"/>
      <text:p text:style-name="P4"/>
      <text:p text:style-name="P2">Date de commencement : 09/01/2025</text:p>
      <text:p text:style-name="P2">Type de jeu : Jeu narratif (a choix) en pixel 2D</text:p>
      <text:p text:style-name="P2"/>
      <text:p text:style-name="P2">Etape 1, repartition des taches :</text:p>
      <text:p text:style-name="P2"/>
      <text:p text:style-name="P7">page lançant le jeu(html)</text:p>
      <text:p text:style-name="P5">dossier liens(choix, scene, deroulement)</text:p>
      <text:p text:style-name="P5">Graphisme (scene, persos, animations…)/<text:span text:style-name="T8">Histoire</text:span></text:p>
      <text:p text:style-name="P5">jav<text:span text:style-name="T7">asc</text:span><text:span text:style-name="T6">ript</text:span></text:p>
      <text:p text:style-name="P6">mini jeux(combat/boss) <text:span text:style-name="T8">javascript avec fleches</text:span></text:p>
      <text:p text:style-name="P9"><text:span text:style-name="T1">C</text:span>s<text:span text:style-name="T7">s</text:span> (textes, etc)</text:p>
      <text:p text:style-name="P10">faire logo/inventair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JOUR 1: <text:s/>14/01/2025</text:p>
      <text:p text:style-name="P10">Apres des travaux a la maison, le personnage est capable de bouger a droite et a gauche sur une page html et de naviguer entre les pages (si le perso touche tout a droite de l’ecran il arrive sur une autre page et inversement)-Carla</text:p>
      <text:p text:style-name="P10"/>
      <text:p text:style-name="P10">Avancé du mini jeu qui devrait etre la battle contre <text:span text:style-name="T11">le boss selon les fins. Type dance dance Revolution simplifié-Naelle</text:span></text:p>
      <text:p text:style-name="P10"/>
      <text:p text:style-name="P11">Creation groupe projet GitHub- Mariette <text:span text:style-name="T12">ECHEC</text:span></text:p>
      <text:p text:style-name="P12">Creation groupe google drive- Carla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4">CITOGRAPHIE</text:p>
      <text:p text:style-name="P11"/>
      <text:p text:style-name="P15"><text:span text:style-name="T3">Jeu inspiré pour le gameplay : </text:span></text:p>
      <text:list xml:id="list1519452139" text:style-name="L3">
        <text:list-item>
          <text:p text:style-name="P16"><text:span text:style-name="T3">Moth lake :A horror story</text:span></text:p>
        </text:list-item>
        <text:list-item>
          <text:p text:style-name="P18"><text:span text:style-name="T3">F</text:span><text:span text:style-name="T2">ran bow</text:span></text:p>
        </text:list-item>
        <text:list-item>
          <text:p text:style-name="P18"><text:span text:style-name="T2">Little misfortune</text:span></text:p>
        </text:list-item>
        <text:list-item>
          <text:p text:style-name="P18"><text:span text:style-name="T2">Oddworld:Abeodysee</text:span></text:p>
        </text:list-item>
        <text:list-item>
          <text:p text:style-name="P18"><text:span text:style-name="T2">Lucid dream</text:span></text:p>
        </text:list-item>
        <text:list-item>
          <text:p text:style-name="P18"><text:span text:style-name="T2">Undertale</text:span></text:p>
        </text:list-item>
        <text:list-item>
          <text:p text:style-name="P23"><text:span text:style-name="T2">Fnaf (pour le mini jeu dance dance revolution)</text:span></text:p>
        </text:list-item>
      </text:list>
      <text:p text:style-name="P19"><text:span text:style-name="T2"/></text:p>
      <text:p text:style-name="P19"><text:span text:style-name="T2">Jeu a choix inspiration :</text:span></text:p>
      <text:list xml:id="list4041727006" text:style-name="L4">
        <text:list-item>
          <text:p text:style-name="P20"><text:span text:style-name="T2">Detroit become human</text:span></text:p>
        </text:list-item>
        <text:list-item>
          <text:p text:style-name="P20"><text:span text:style-name="T2">The dark pictures anthology</text:span></text:p>
        </text:list-item>
        <text:list-item>
          <text:p text:style-name="P20"><text:span text:style-name="T2">the quarry</text:span></text:p>
        </text:list-item>
        <text:list-item>
          <text:p text:style-name="P20"><text:span text:style-name="T2">until dawn</text:span></text:p>
        </text:list-item>
        <text:list-item>
          <text:p text:style-name="P20"><text:span text:style-name="T2">heavy rain</text:span></text:p>
        </text:list-item>
        <text:list-item>
          <text:p text:style-name="P20"><text:span text:style-name="T2">cyberpunk 2077</text:span></text:p>
        </text:list-item>
        <text:list-item>
          <text:p text:style-name="P20"><text:span text:style-name="T2">as dusk fall</text:span></text:p>
        </text:list-item>
      </text:list>
      <text:p text:style-name="P19"><text:span text:style-name="T2"/></text:p>
      <text:p text:style-name="P21"><text:span text:style-name="T2">Persos et inspirations : </text:span></text:p>
      <text:list xml:id="list15027657" text:style-name="L5">
        <text:list-item>
          <text:p text:style-name="P17"><text:span text:style-name="T4">Alice aux pays des merveilles (univers exagéré + lapin)</text:span></text:p>
        </text:list-item>
        <text:list-item>
          <text:p text:style-name="P22"><text:span text:style-name="T4">A</text:span><text:span text:style-name="T2">lice : Madness Returns(univers exagéré)</text:span></text:p>
        </text:list-item>
        <text:list-item>
          <text:p text:style-name="P22"><text:span text:style-name="T2">Desiré (jeu independant) (univers exagéré aussi)</text:span></text:p>
        </text:list-item>
        <text:list-item>
          <text:p text:style-name="P22"><text:span text:style-name="T2">La Metamorphose (Kafka) (Personnage du cafard)</text:span></text:p>
        </text:list-item>
      </text:list>
      <text:p text:style-name="P19"><text:span text:style-name="T2"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9T11:19:07.518093729</meta:creation-date>
    <dc:date>2025-01-14T11:07:33.382151139</dc:date>
    <meta:editing-duration>PT35M4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40" meta:word-count="229" meta:character-count="1384" meta:non-whitespace-character-count="1210"/>
  </office:meta>
</office:document-meta>
</file>